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1.4pt"/>
    </style:style>
    <style:style style:name="co2" style:family="table-column">
      <style:table-column-properties fo:break-before="auto" style:column-width="101.4pt"/>
    </style:style>
    <style:style style:name="co3" style:family="table-column">
      <style:table-column-properties fo:break-before="auto" style:column-width="117.41pt"/>
    </style:style>
    <style:style style:name="co4" style:family="table-column">
      <style:table-column-properties fo:break-before="auto" style:column-width="308.35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123.5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rra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rr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Nom de la Via Ferrata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Caractéristiqu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Coordonnée GPS du départ</text:p>
          </table:table-cell>
          <table:table-cell table:style-name="ce1" office:value-type="string" calcext:value-type="string">
            <text:p>Lie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arrage de Moiry</text:p>
          </table:table-cell>
          <table:table-cell table:style-name="ce1" office:value-type="string" calcext:value-type="string">
            <text:p>Grimentz</text:p>
          </table:table-cell>
          <table:table-cell table:style-name="ce1" office:value-type="string" calcext:value-type="string">
            <text:p>Difficile et Extrêmement Difficile</text:p>
          </table:table-cell>
          <table:table-cell table:style-name="ce1" office:value-type="string" calcext:value-type="string">
            <text:p>Très athlétique, tyrolienne, splendide panorama. Avril-Novembre</text:p>
          </table:table-cell>
          <table:table-cell table:style-name="ce1" office:value-type="string" calcext:value-type="string">
            <text:p>1h45</text:p>
          </table:table-cell>
          <table:table-cell table:style-name="ce1" office:value-type="string" calcext:value-type="string">
            <text:p>46'08'371,007'34'391</text:p>
          </table:table-cell>
          <table:table-cell table:style-name="ce2" office:value-type="string" calcext:value-type="string">
            <text:p><text:a xlink:href="https://www.viaferrata.com/fr/via-ferrata-fr/via-ferrata-suisse-fr/via-ferrata-suisse-fr/30-501-via-ferrata-barrage-de-moiry-grimentz-val-anniviers-valais-suisse.html" xlink:type="simple">https://www.viaferrata.com/fr/via-ferrata-fr/via-ferrata-suisse-fr/via-ferrata-suisse-fr/30-501-via-ferrata-barrage-de-moiry-grimentz-val-anniviers-valais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Farinetta</text:p>
          </table:table-cell>
          <table:table-cell table:style-name="ce1" office:value-type="string" calcext:value-type="string">
            <text:p>Saillon</text:p>
          </table:table-cell>
          <table:table-cell table:style-name="ce1" office:value-type="string" calcext:value-type="string">
            <text:p>Très Difficile à Extrêmement difficile</text:p>
          </table:table-cell>
          <table:table-cell table:style-name="ce1" office:value-type="string" calcext:value-type="string">
            <text:p>En 3 parties. A ne pas mettre en toutes les mains. <text:s/>Débute par un pont de singe</text:p>
          </table:table-cell>
          <table:table-cell table:style-name="ce1" office:value-type="string" calcext:value-type="string">
            <text:p>2h45</text:p>
          </table:table-cell>
          <table:table-cell table:style-name="ce1" office:value-type="string" calcext:value-type="string">
            <text:p>46.10.938,007.11.236</text:p>
          </table:table-cell>
          <table:table-cell table:style-name="ce2" office:value-type="string" calcext:value-type="string">
            <text:p><text:a xlink:href="https://www.viaferrata.com/fr/via-ferrata-fr/via-ferrata-suisse-fr/via-ferrata-suisse-fr/69-527-via-ferrata-la-farinetta-saillon-valais-suisse.html" xlink:type="simple">https://www.viaferrata.com/fr/via-ferrata-fr/via-ferrata-suisse-fr/via-ferrata-suisse-fr/69-527-via-ferrata-la-farinetta-saillon-valais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de Tière</text:p>
          </table:table-cell>
          <table:table-cell table:style-name="ce1" office:value-type="string" calcext:value-type="string">
            <text:p>Champéry</text:p>
          </table:table-cell>
          <table:table-cell table:style-name="ce1" office:value-type="string" calcext:value-type="string">
            <text:p>En deux parties Facile puis Difficile</text:p>
          </table:table-cell>
          <table:table-cell table:style-name="ce1" office:value-type="string" calcext:value-type="string">
            <text:p>Deux passerelles sur la cascade. Simple mais passage de 2 m un peu physique</text:p>
          </table:table-cell>
          <table:table-cell table:style-name="ce1" office:value-type="string" calcext:value-type="string">
            <text:p>0h35</text:p>
          </table:table-cell>
          <table:table-cell table:style-name="ce1" office:value-type="string" calcext:value-type="string">
            <text:p>46'10.630, 006'53.013</text:p>
          </table:table-cell>
          <table:table-cell table:style-name="ce2" office:value-type="string" calcext:value-type="string">
            <text:p><text:a xlink:href="https://www.viaferrata.com/fr/via-ferrata-fr/via-ferrata-suisse-fr/via-ferrata-suisse-fr/32-503-via-ferrata-tiere-champery-valais-suisse.html" xlink:type="simple">https://www.viaferrata.com/fr/via-ferrata-fr/via-ferrata-suisse-fr/via-ferrata-suisse-fr/32-503-via-ferrata-tiere-champery-valais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Evolène</text:p>
          </table:table-cell>
          <table:table-cell table:style-name="ce1" office:value-type="string" calcext:value-type="string">
            <text:p>Evolène</text:p>
          </table:table-cell>
          <table:table-cell table:style-name="ce1" office:value-type="string" calcext:value-type="string">
            <text:p>Extrêmement difficile</text:p>
          </table:table-cell>
          <table:table-cell table:style-name="ce1" office:value-type="string" calcext:value-type="string">
            <text:p>La 3 partie est hyper physique pas pour les débutants</text:p>
          </table:table-cell>
          <table:table-cell table:style-name="ce1" office:value-type="string" calcext:value-type="string">
            <text:p>0h45</text:p>
          </table:table-cell>
          <table:table-cell table:style-name="ce1" office:value-type="string" calcext:value-type="string">
            <text:p>46’06.460, 007’30.242</text:p>
          </table:table-cell>
          <table:table-cell table:style-name="ce2" office:value-type="string" calcext:value-type="string">
            <text:p><text:a xlink:href="https://www.viaferrata.com/fr/via-ferrata-fr/via-ferrata-suisse-fr/via-ferrata-suisse-fr/44-513-via-ferrata-d-evol%C3%A8ne-evol%C3%A8ne-valais-suisse.html" xlink:type="simple">https://www.viaferrata.com/fr/via-ferrata-fr/via-ferrata-suisse-fr/via-ferrata-suisse-fr/44-513-via-ferrata-d-evol%C3%A8ne-evol%C3%A8ne-valais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de Jägihorn Weissmies</text:p>
          </table:table-cell>
          <table:table-cell table:style-name="ce1" office:value-type="string" calcext:value-type="string">
            <text:p>Saas Fee</text:p>
          </table:table-cell>
          <table:table-cell table:style-name="ce1" office:value-type="string" calcext:value-type="string">
            <text:p>Très Difficile</text:p>
          </table:table-cell>
          <table:table-cell table:style-name="ce1" office:value-type="string" calcext:value-type="string">
            <text:p>Super panorama +3'000m. La difficulté vient de la longueur</text:p>
          </table:table-cell>
          <table:table-cell table:style-name="ce1" office:value-type="string" calcext:value-type="string">
            <text:p>3h</text:p>
          </table:table-cell>
          <table:table-cell/>
          <table:table-cell table:style-name="ce2" office:value-type="string" calcext:value-type="string">
            <text:p><text:a xlink:href="https://www.viaferrata.com/fr/via-ferrata-fr/via-ferrata-suisse-fr/via-ferrata-suisse-fr/42-511-via-ferrata-jagihorn-saas-fee-valais-suisse.html" xlink:type="simple">https://www.viaferrata.com/fr/via-ferrata-fr/via-ferrata-suisse-fr/via-ferrata-suisse-fr/42-511-via-ferrata-jagihorn-saas-fee-valais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Baltschiedertaler</text:p>
          </table:table-cell>
          <table:table-cell table:style-name="ce1" office:value-type="string" calcext:value-type="string">
            <text:p>Baltschieder</text:p>
          </table:table-cell>
          <table:table-cell table:style-name="ce1" office:value-type="string" calcext:value-type="string">
            <text:p>Très Difficile</text:p>
          </table:table-cell>
          <table:table-cell table:style-name="ce1" office:value-type="string" calcext:value-type="string">
            <text:p>Une très longue ballade en haute montagne, peu équipée</text:p>
          </table:table-cell>
          <table:table-cell table:style-name="ce1" office:value-type="string" calcext:value-type="string">
            <text:p>3h30</text:p>
          </table:table-cell>
          <table:table-cell/>
          <table:table-cell table:style-name="ce2" office:value-type="string" calcext:value-type="string">
            <text:p><text:a xlink:href="https://www.viaferrata.com/fr/via-ferrata-fr/via-ferrata-suisse-fr/via-ferrata-suisse-fr/40-510-via-ferrata-de-baltschiedertaler-baltschieder-valais-suisse.html" xlink:type="simple">https://www.viaferrata.com/fr/via-ferrata-fr/via-ferrata-suisse-fr/via-ferrata-suisse-fr/40-510-via-ferrata-de-baltschiedertaler-baltschieder-valais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de Loèche</text:p>
          </table:table-cell>
          <table:table-cell table:style-name="ce1" office:value-type="string" calcext:value-type="string">
            <text:p>Loèche</text:p>
          </table:table-cell>
          <table:table-cell table:style-name="ce1" office:value-type="string" calcext:value-type="string">
            <text:p>Très Difficile</text:p>
          </table:table-cell>
          <table:table-cell table:style-name="ce1" office:value-type="string" calcext:value-type="string">
            <text:p>Des pieux à la place de marches Nombreuses chutes de pierres</text:p>
          </table:table-cell>
          <table:table-cell table:style-name="ce1" office:value-type="string" calcext:value-type="string">
            <text:p>6h</text:p>
          </table:table-cell>
          <table:table-cell/>
          <table:table-cell table:style-name="ce2" office:value-type="string" calcext:value-type="string">
            <text:p><text:a xlink:href="https://www.viaferrata.com/fr/via-ferrata-fr/via-ferrata-suisse-fr/via-ferrata-suisse-fr/52-517-viaferrata-loeche-loeche-valais-suisse.html" xlink:type="simple">https://www.viaferrata.com/fr/via-ferrata-fr/via-ferrata-suisse-fr/via-ferrata-suisse-fr/52-517-viaferrata-loeche-loeche-valais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du Belvédère</text:p>
          </table:table-cell>
          <table:table-cell table:style-name="ce1" office:value-type="string" calcext:value-type="string">
            <text:p>Nax</text:p>
          </table:table-cell>
          <table:table-cell table:style-name="ce1" office:value-type="string" calcext:value-type="string">
            <text:p>Facile - Initiation</text:p>
          </table:table-cell>
          <table:table-cell table:style-name="ce1" office:value-type="string" calcext:value-type="string">
            <text:p>Ouverte toute l'année. Très bien pour l'initiation et pour une première.</text:p>
          </table:table-cell>
          <table:table-cell table:style-name="ce1" office:value-type="string" calcext:value-type="string">
            <text:p>1h</text:p>
          </table:table-cell>
          <table:table-cell table:style-name="ce1" office:value-type="string" calcext:value-type="string">
            <text:p>46.13.454, 007.25.166</text:p>
          </table:table-cell>
          <table:table-cell table:style-name="ce2" office:value-type="string" calcext:value-type="string">
            <text:p><text:a xlink:href="https://www.viaferrata.com/fr/via-ferrata-fr/via-ferrata-suisse-fr/via-ferrata-suisse-fr/50-516-via-ferrata-le-belv%C3%A9d%C3%A8re-nax-valais-suisse.html" xlink:type="simple">https://www.viaferrata.com/fr/via-ferrata-fr/via-ferrata-suisse-fr/via-ferrata-suisse-fr/50-516-via-ferrata-le-belv%C3%A9d%C3%A8re-nax-valais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ata Schweifine</text:p>
          </table:table-cell>
          <table:table-cell table:style-name="ce1" office:value-type="string" calcext:value-type="string">
            <text:p>Zermatt</text:p>
          </table:table-cell>
          <table:table-cell table:style-name="ce1" office:value-type="string" calcext:value-type="string">
            <text:p>Difficile</text:p>
          </table:table-cell>
          <table:table-cell table:style-name="ce1" office:value-type="string" calcext:value-type="string">
            <text:p>3 parcours possibles de peu difficile à difficile. Au centre de la station.</text:p>
          </table:table-cell>
          <table:table-cell table:style-name="ce1" office:value-type="string" calcext:value-type="string">
            <text:p>9h</text:p>
          </table:table-cell>
          <table:table-cell/>
          <table:table-cell table:style-name="ce2" office:value-type="string" calcext:value-type="string">
            <text:p><text:a xlink:href="https://www.viaferrata.com/fr/via-ferrata-fr/via-ferrata-suisse-fr/via-ferrata-suisse-fr/57-521-via-ferrata-schweifine-zermatt-valais-suisse.html" xlink:type="simple">https://www.viaferrata.com/fr/via-ferrata-fr/via-ferrata-suisse-fr/via-ferrata-suisse-fr/57-521-via-ferrata-schweifine-zermatt-valais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Gabi</text:p>
          </table:table-cell>
          <table:table-cell table:style-name="ce1" office:value-type="string" calcext:value-type="string">
            <text:p>Simplon Gondo</text:p>
          </table:table-cell>
          <table:table-cell table:style-name="ce1" office:value-type="string" calcext:value-type="string">
            <text:p>Difficile</text:p>
          </table:table-cell>
          <table:table-cell table:style-name="ce1" office:value-type="string" calcext:value-type="string">
            <text:p>A quelques km du col du Simplon Vertigineuse</text:p>
          </table:table-cell>
          <table:table-cell table:style-name="ce1" office:value-type="string" calcext:value-type="string">
            <text:p>1h30</text:p>
          </table:table-cell>
          <table:table-cell table:style-name="ce1" office:value-type="string" calcext:value-type="string">
            <text:p>46.184645, 8.073434</text:p>
          </table:table-cell>
          <table:table-cell table:style-name="ce2" office:value-type="string" calcext:value-type="string">
            <text:p><text:a xlink:href="https://www.viaferrata.com/fr/via-ferrata-fr/via-ferrata-suisse-fr/via-ferrata-suisse-fr/130-528-via-ferrata-gabi-simplon-valais-suisse.html" xlink:type="simple">https://www.viaferrata.com/fr/via-ferrata-fr/via-ferrata-suisse-fr/via-ferrata-suisse-fr/130-528-via-ferrata-gabi-simplon-valais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Cascade</text:p>
          </table:table-cell>
          <table:table-cell table:style-name="ce1" office:value-type="string" calcext:value-type="string">
            <text:p>Les Diablerets</text:p>
          </table:table-cell>
          <table:table-cell table:style-name="ce1" office:value-type="string" calcext:value-type="string">
            <text:p>Extrêmement difficile</text:p>
          </table:table-cell>
          <table:table-cell table:style-name="ce1" office:value-type="string" calcext:value-type="string">
            <text:p>Fort à Bras, passe dans les rochers Tyrolienne possible</text:p>
          </table:table-cell>
          <table:table-cell table:style-name="ce1" office:value-type="string" calcext:value-type="string">
            <text:p>1h30</text:p>
          </table:table-cell>
          <table:table-cell table:style-name="ce1" office:value-type="string" calcext:value-type="string">
            <text:p>46’20.998, 007’12.157</text:p>
          </table:table-cell>
          <table:table-cell table:style-name="ce2" office:value-type="string" calcext:value-type="string">
            <text:p><text:a xlink:href="https://www.viaferrata.com/fr/via-ferrata-fr/via-ferrata-suisse-fr/via-ferrata-suisse-fr/33-504-via-ferrata-de-la-cascade-les-diablerets-vaud-suisse.html" xlink:type="simple">https://www.viaferrata.com/fr/via-ferrata-fr/via-ferrata-suisse-fr/via-ferrata-suisse-fr/33-504-via-ferrata-de-la-cascade-les-diablerets-vaud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Tête Chamois Rocher Jaune</text:p>
          </table:table-cell>
          <table:table-cell table:style-name="ce1" office:value-type="string" calcext:value-type="string">
            <text:p>Les Diablerets</text:p>
          </table:table-cell>
          <table:table-cell table:style-name="ce1" office:value-type="string" calcext:value-type="string">
            <text:p>Difficile</text:p>
          </table:table-cell>
          <table:table-cell table:style-name="ce1" office:value-type="string" calcext:value-type="string">
            <text:p>En haute montagne, belle traversée. Actuellement Fermée!</text:p>
          </table:table-cell>
          <table:table-cell table:style-name="ce1" office:value-type="string" calcext:value-type="string">
            <text:p>2h30</text:p>
          </table:table-cell>
          <table:table-cell table:style-name="ce1" office:value-type="string" calcext:value-type="string">
            <text:p>46’20.357, 007’12.854</text:p>
          </table:table-cell>
          <table:table-cell table:style-name="ce2" office:value-type="string" calcext:value-type="string">
            <text:p><text:a xlink:href="https://www.viaferrata.com/fr/via-ferrata-fr/via-ferrata-suisse-fr/via-ferrata-suisse-fr/31-502-via-ferrata-rocher-jaune-les-diablerets-vaud-suisse.html" xlink:type="simple">https://www.viaferrata.com/fr/via-ferrata-fr/via-ferrata-suisse-fr/via-ferrata-suisse-fr/31-502-via-ferrata-rocher-jaune-les-diablerets-vaud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des Dames Anglaises</text:p>
          </table:table-cell>
          <table:table-cell table:style-name="ce1" office:value-type="string" calcext:value-type="string">
            <text:p>Les Diablerets</text:p>
          </table:table-cell>
          <table:table-cell table:style-name="ce1" office:value-type="string" calcext:value-type="string">
            <text:p>Difficile</text:p>
          </table:table-cell>
          <table:table-cell table:style-name="ce1" office:value-type="string" calcext:value-type="string">
            <text:p>Via de haute montagne. Endurance! Juin à Octobre</text:p>
          </table:table-cell>
          <table:table-cell table:style-name="ce1" office:value-type="string" calcext:value-type="string">
            <text:p>1h</text:p>
          </table:table-cell>
          <table:table-cell/>
          <table:table-cell table:style-name="ce2" office:value-type="string" calcext:value-type="string">
            <text:p><text:a xlink:href="https://www.viaferrata.com/fr/via-ferrata-fr/via-ferrata-suisse-fr/via-ferrata-suisse-fr/286-530-via-ferrata-des-dames-anglaises-les-diablerets-vaud-suisse.html" xlink:type="simple">https://www.viaferrata.com/fr/via-ferrata-fr/via-ferrata-suisse-fr/via-ferrata-suisse-fr/286-530-via-ferrata-des-dames-anglaises-les-diablerets-vaud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La Tour d'Ai</text:p>
          </table:table-cell>
          <table:table-cell table:style-name="ce1" office:value-type="string" calcext:value-type="string">
            <text:p>Leysin</text:p>
          </table:table-cell>
          <table:table-cell table:style-name="ce1" office:value-type="string" calcext:value-type="string">
            <text:p>Difficile</text:p>
          </table:table-cell>
          <table:table-cell table:style-name="ce1" office:value-type="string" calcext:value-type="string">
            <text:p>Pour débutant si accompagné. Difficile au départ. Vertigineux.</text:p>
          </table:table-cell>
          <table:table-cell table:style-name="ce1" office:value-type="string" calcext:value-type="string">
            <text:p>1h15</text:p>
          </table:table-cell>
          <table:table-cell/>
          <table:table-cell table:style-name="ce2" office:value-type="string" calcext:value-type="string">
            <text:p><text:a xlink:href="https://www.viaferrata.com/fr/via-ferrata-fr/via-ferrata-suisse-fr/via-ferrata-suisse-fr/34-505-via-ferrata-tour-d-ai-leysin-vaud-suisse.html" xlink:type="simple">https://www.viaferrata.com/fr/via-ferrata-fr/via-ferrata-suisse-fr/via-ferrata-suisse-fr/34-505-via-ferrata-tour-d-ai-leysin-vaud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Planpraz</text:p>
          </table:table-cell>
          <table:table-cell table:style-name="ce1" office:value-type="string" calcext:value-type="string">
            <text:p>Leysin</text:p>
          </table:table-cell>
          <table:table-cell table:style-name="ce1" office:value-type="string" calcext:value-type="string">
            <text:p>Extrêmement Difficile</text:p>
          </table:table-cell>
          <table:table-cell table:style-name="ce1" office:value-type="string" calcext:value-type="string">
            <text:p>Tout en force et en surplomb Dans le village de Leysin</text:p>
          </table:table-cell>
          <table:table-cell table:style-name="ce1" office:value-type="string" calcext:value-type="string">
            <text:p>1h15</text:p>
          </table:table-cell>
          <table:table-cell/>
          <table:table-cell table:style-name="ce2" office:value-type="string" calcext:value-type="string">
            <text:p><text:a xlink:href="https://www.viaferrata.com/fr/via-ferrata-fr/via-ferrata-suisse-fr/via-ferrata-suisse-fr/53-518-via-ferrata-plan-praz-leysin-vaud-suisse.html" xlink:type="simple">https://www.viaferrata.com/fr/via-ferrata-fr/via-ferrata-suisse-fr/via-ferrata-suisse-fr/53-518-via-ferrata-plan-praz-leysin-vaud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errata Videmanette 1-2</text:p>
          </table:table-cell>
          <table:table-cell table:style-name="ce1" office:value-type="string" calcext:value-type="string">
            <text:p>Rougemont</text:p>
          </table:table-cell>
          <table:table-cell table:style-name="ce1" office:value-type="string" calcext:value-type="string">
            <text:p>Initiation</text:p>
          </table:table-cell>
          <table:table-cell table:style-name="ce1" office:value-type="string" calcext:value-type="string">
            <text:p>Hyper Facile - Courte Au sommet du Téléphérique</text:p>
          </table:table-cell>
          <table:table-cell table:style-name="ce1" office:value-type="string" calcext:value-type="string">
            <text:p>0h15</text:p>
          </table:table-cell>
          <table:table-cell table:style-name="ce1" office:value-type="string" calcext:value-type="string">
            <text:p>46'27.666, 007 12.444</text:p>
          </table:table-cell>
          <table:table-cell table:style-name="ce2" office:value-type="string" calcext:value-type="string">
            <text:p><text:a xlink:href="https://www.viaferrata.com/fr/via-ferrata-fr/via-ferrata-suisse-fr/via-ferrata-suisse-fr/35-506-via-ferrata-videmanette-initiation-rougemont-vaud-suisse.html" xlink:type="simple">https://www.viaferrata.com/fr/via-ferrata-fr/via-ferrata-suisse-fr/via-ferrata-suisse-fr/35-506-via-ferrata-videmanette-initiation-rougemont-vaud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Videmanette 3</text:p>
          </table:table-cell>
          <table:table-cell table:style-name="ce1" office:value-type="string" calcext:value-type="string">
            <text:p>Rougemont</text:p>
          </table:table-cell>
          <table:table-cell table:style-name="ce1" office:value-type="string" calcext:value-type="string">
            <text:p>Très Difficile</text:p>
          </table:table-cell>
          <table:table-cell table:style-name="ce1" office:value-type="string" calcext:value-type="string">
            <text:p>Vertigineuse - A bras Au sommet du Téléphérique</text:p>
          </table:table-cell>
          <table:table-cell table:style-name="ce1" office:value-type="string" calcext:value-type="string">
            <text:p>0h45</text:p>
          </table:table-cell>
          <table:table-cell table:style-name="ce1" office:value-type="string" calcext:value-type="string">
            <text:p>46'27.666, 007 12.444</text:p>
          </table:table-cell>
          <table:table-cell table:style-name="ce2" office:value-type="string" calcext:value-type="string">
            <text:p><text:a xlink:href="https://www.viaferrata.com/fr/via-ferrata-fr/via-ferrata-suisse-fr/via-ferrata-suisse-fr/36-507-via-ferra-videmanette-3-rougemont-vaud-suisse.html" xlink:type="simple">https://www.viaferrata.com/fr/via-ferrata-fr/via-ferrata-suisse-fr/via-ferrata-suisse-fr/36-507-via-ferra-videmanette-3-rougemont-vaud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la Splendide</text:p>
          </table:table-cell>
          <table:table-cell table:style-name="ce1" office:value-type="string" calcext:value-type="string">
            <text:p>Rocher de Naye</text:p>
          </table:table-cell>
          <table:table-cell table:style-name="ce1" office:value-type="string" calcext:value-type="string">
            <text:p>Extrêmement difficile</text:p>
          </table:table-cell>
          <table:table-cell table:style-name="ce1" office:value-type="string" calcext:value-type="string">
            <text:p>Superbe, Magnifique panorama, physique, contact avec les rochers</text:p>
          </table:table-cell>
          <table:table-cell table:style-name="ce1" office:value-type="string" calcext:value-type="string">
            <text:p>1h30</text:p>
          </table:table-cell>
          <table:table-cell table:style-name="ce1" office:value-type="string" calcext:value-type="string">
            <text:p>46.436587848039, 6.9806818993206</text:p>
          </table:table-cell>
          <table:table-cell table:style-name="ce2" office:value-type="string" calcext:value-type="string">
            <text:p><text:a xlink:href="https://www.viaferrata.com/fr/via-ferrata-fr/via-ferrata-suisse-fr/via-ferrata-suisse-fr/56-522-rochers-de-naye-montreux-vaud.html" xlink:type="simple">https://www.viaferrata.com/fr/via-ferrata-fr/via-ferrata-suisse-fr/via-ferrata-suisse-fr/56-522-rochers-de-naye-montreux-vaud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du Lavanchy</text:p>
          </table:table-cell>
          <table:table-cell table:style-name="ce1" office:value-type="string" calcext:value-type="string">
            <text:p>Pont de Nant Bex</text:p>
          </table:table-cell>
          <table:table-cell table:style-name="ce1" office:value-type="string" calcext:value-type="string">
            <text:p>Difficile</text:p>
          </table:table-cell>
          <table:table-cell table:style-name="ce1" office:value-type="string" calcext:value-type="string">
            <text:p>Très courte mais physique avec du gaz. Avril à novembre</text:p>
          </table:table-cell>
          <table:table-cell table:style-name="ce1" office:value-type="string" calcext:value-type="string">
            <text:p>0h15</text:p>
          </table:table-cell>
          <table:table-cell table:style-name="ce1" office:value-type="string" calcext:value-type="string">
            <text:p>46.15.473, 0.07.309</text:p>
          </table:table-cell>
          <table:table-cell table:style-name="ce2" office:value-type="string" calcext:value-type="string">
            <text:p><text:a xlink:href="https://www.viaferrata.com/fr/via-ferrata-fr/via-ferrata-suisse-fr/via-ferrata-suisse-fr/171-529-via-ferrata-du-lavanchy-pont-de-nant-plan-sur-bex-vaud-suisse.html" xlink:type="simple">https://www.viaferrata.com/fr/via-ferrata-fr/via-ferrata-suisse-fr/via-ferrata-suisse-fr/171-529-via-ferrata-du-lavanchy-pont-de-nant-plan-sur-bex-vaud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Tälli</text:p>
          </table:table-cell>
          <table:table-cell table:style-name="ce1" office:value-type="string" calcext:value-type="string">
            <text:p>Meiringen</text:p>
          </table:table-cell>
          <table:table-cell table:style-name="ce1" office:value-type="string" calcext:value-type="string">
            <text:p>Initiation Très Difficile</text:p>
          </table:table-cell>
          <table:table-cell table:style-name="ce1" office:value-type="string" calcext:value-type="string">
            <text:p>2 parcours: Enfants et Pros!</text:p>
          </table:table-cell>
          <table:table-cell table:style-name="ce1" office:value-type="string" calcext:value-type="string">
            <text:p>6h30</text:p>
          </table:table-cell>
          <table:table-cell table:style-name="ce1" office:value-type="string" calcext:value-type="string">
            <text:p>46.740148, 8.328353</text:p>
          </table:table-cell>
          <table:table-cell table:style-name="ce2" office:value-type="string" calcext:value-type="string">
            <text:p><text:a xlink:href="https://www.viaferrata.com/fr/via-ferrata-fr/via-ferrata-suisse-fr/via-ferrata-suisse-fr/37-508-via-ferrata-de-meiringen-meiringen-berne-suisse.html" xlink:type="simple">https://www.viaferrata.com/fr/via-ferrata-fr/via-ferrata-suisse-fr/via-ferrata-suisse-fr/37-508-via-ferrata-de-meiringen-meiringen-berne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Allmenalp</text:p>
          </table:table-cell>
          <table:table-cell table:style-name="ce1" office:value-type="string" calcext:value-type="string">
            <text:p>Kandersteg</text:p>
          </table:table-cell>
          <table:table-cell table:style-name="ce1" office:value-type="string" calcext:value-type="string">
            <text:p>Extrêmement Difficile</text:p>
          </table:table-cell>
          <table:table-cell table:style-name="ce1" office:value-type="string" calcext:value-type="string">
            <text:p>Des pieux à la place de marches! Exige de l'expérience</text:p>
          </table:table-cell>
          <table:table-cell table:style-name="ce1" office:value-type="string" calcext:value-type="string">
            <text:p>3h</text:p>
          </table:table-cell>
          <table:table-cell/>
          <table:table-cell table:style-name="ce2" office:value-type="string" calcext:value-type="string">
            <text:p><text:a xlink:href="https://www.viaferrata.com/fr/via-ferrata-fr/via-ferrata-suisse-fr/via-ferrata-suisse-fr/54-519-via-ferrata-allmenalp-kandersteg-berne-suisse.html" xlink:type="simple">https://www.viaferrata.com/fr/via-ferrata-fr/via-ferrata-suisse-fr/via-ferrata-suisse-fr/54-519-via-ferrata-allmenalp-kandersteg-berne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lettersteig Gantrisch</text:p>
          </table:table-cell>
          <table:table-cell table:style-name="ce1" office:value-type="string" calcext:value-type="string">
            <text:p>Gantrisch</text:p>
          </table:table-cell>
          <table:table-cell table:style-name="ce1" office:value-type="string" calcext:value-type="string">
            <text:p>Difficile</text:p>
          </table:table-cell>
          <table:table-cell table:style-name="ce1" office:value-type="string" calcext:value-type="string">
            <text:p>Du 15 juin à la fin octobre Compte 5 heures</text:p>
          </table:table-cell>
          <table:table-cell table:style-name="ce1" office:value-type="string" calcext:value-type="string">
            <text:p>2h</text:p>
          </table:table-cell>
          <table:table-cell table:style-name="ce1" office:value-type="string" calcext:value-type="string">
            <text:p>46°43'20.6, 7°26'44.6</text:p>
          </table:table-cell>
          <table:table-cell table:style-name="ce2" office:value-type="string" calcext:value-type="string">
            <text:p><text:a xlink:href="https://www.viaferrata.com/fr/via-ferrata-fr/via-ferrata-suisse-fr/via-ferrata-suisse-fr/59-524-via-ferrata-gantrisch-gantrisch-berne-suisse.html" xlink:type="simple">https://www.viaferrata.com/fr/via-ferrata-fr/via-ferrata-suisse-fr/via-ferrata-suisse-fr/59-524-via-ferrata-gantrisch-gantrisch-berne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oie Hohl La Face</text:p>
          </table:table-cell>
          <table:table-cell table:style-name="ce1" office:value-type="string" calcext:value-type="string">
            <text:p>Moléson</text:p>
          </table:table-cell>
          <table:table-cell table:style-name="ce1" office:value-type="string" calcext:value-type="string">
            <text:p>Très Difficile</text:p>
          </table:table-cell>
          <table:table-cell table:style-name="ce1" office:value-type="string" calcext:value-type="string">
            <text:p>Pas pour débutant 1 surplomb très difficile</text:p>
          </table:table-cell>
          <table:table-cell table:style-name="ce1" office:value-type="string" calcext:value-type="string">
            <text:p>2h30</text:p>
          </table:table-cell>
          <table:table-cell table:style-name="ce1" office:value-type="string" calcext:value-type="string">
            <text:p>46'33'363, 007'33'363</text:p>
          </table:table-cell>
          <table:table-cell table:style-name="ce2" office:value-type="string" calcext:value-type="string">
            <text:p><text:a xlink:href="https://www.viaferrata.com/fr/via-ferrata-fr/via-ferrata-suisse-fr/via-ferrata-suisse-fr/45-514-via-ferrata-voie-hohl-la-face-moleson-fribourg-suisse.html" xlink:type="simple">https://www.viaferrata.com/fr/via-ferrata-fr/via-ferrata-suisse-fr/via-ferrata-suisse-fr/45-514-via-ferrata-voie-hohl-la-face-moleson-fribourg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oie Hohl Le Pilier</text:p>
          </table:table-cell>
          <table:table-cell table:style-name="ce1" office:value-type="string" calcext:value-type="string">
            <text:p>Moléson</text:p>
          </table:table-cell>
          <table:table-cell table:style-name="ce1" office:value-type="string" calcext:value-type="string">
            <text:p>Difficile</text:p>
          </table:table-cell>
          <table:table-cell table:style-name="ce1" office:value-type="string" calcext:value-type="string">
            <text:p>Aérienne Le long d'une arrête (Payante)</text:p>
          </table:table-cell>
          <table:table-cell table:style-name="ce1" office:value-type="string" calcext:value-type="string">
            <text:p>2h</text:p>
          </table:table-cell>
          <table:table-cell table:style-name="ce1" office:value-type="string" calcext:value-type="string">
            <text:p>46'33'363, 007'33'363</text:p>
          </table:table-cell>
          <table:table-cell table:style-name="ce2" office:value-type="string" calcext:value-type="string">
            <text:p><text:a xlink:href="https://www.viaferrata.com/fr/via-ferrata-fr/via-ferrata-suisse-fr/via-ferrata-suisse-fr/46-515-via-ferrata-le-pillier-moleson-gruyere-fribourg-suisse.html" xlink:type="simple">https://www.viaferrata.com/fr/via-ferrata-fr/via-ferrata-suisse-fr/via-ferrata-suisse-fr/46-515-via-ferrata-le-pillier-moleson-gruyere-fribourg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Tichodome</text:p>
          </table:table-cell>
          <table:table-cell table:style-name="ce1" office:value-type="string" calcext:value-type="string">
            <text:p>Noiraigue</text:p>
          </table:table-cell>
          <table:table-cell table:style-name="ce1" office:value-type="string" calcext:value-type="string">
            <text:p>Initiation, pour enfants et débutants</text:p>
          </table:table-cell>
          <table:table-cell table:style-name="ce1" office:value-type="string" calcext:value-type="string">
            <text:p>Ouverte uniquement de juillet à Décembre</text:p>
          </table:table-cell>
          <table:table-cell table:style-name="ce1" office:value-type="string" calcext:value-type="string">
            <text:p>1h</text:p>
          </table:table-cell>
          <table:table-cell/>
          <table:table-cell table:style-name="ce2" office:value-type="string" calcext:value-type="string">
            <text:p><text:a xlink:href="https://www.viaferrata.com/fr/via-ferrata-fr/via-ferrata-suisse-fr/via-ferrata-suisse-fr/43-512-via-ferrata-tichodrome-noiraigue-val-de-travers-neuchatel-suisse.html" xlink:type="simple">https://www.viaferrata.com/fr/via-ferrata-fr/via-ferrata-suisse-fr/via-ferrata-suisse-fr/43-512-via-ferrata-tichodrome-noiraigue-val-de-travers-neuchatel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Eggstock</text:p>
          </table:table-cell>
          <table:table-cell table:style-name="ce1" office:value-type="string" calcext:value-type="string">
            <text:p>Braunwald</text:p>
          </table:table-cell>
          <table:table-cell table:style-name="ce1" office:value-type="string" calcext:value-type="string">
            <text:p>Extrêmement difficile pour la partie Super Man</text:p>
          </table:table-cell>
          <table:table-cell table:style-name="ce1" office:value-type="string" calcext:value-type="string">
            <text:p>3 parties. Très longue. Compte 5h30 pour la version totale</text:p>
          </table:table-cell>
          <table:table-cell table:style-name="ce1" office:value-type="string" calcext:value-type="string">
            <text:p>5h30</text:p>
          </table:table-cell>
          <table:table-cell/>
          <table:table-cell table:style-name="ce2" office:value-type="string" calcext:value-type="string">
            <text:p><text:a xlink:href="https://www.viaferrata.com/fr/via-ferrata-fr/via-ferrata-suisse-fr/via-ferrata-suisse-fr/60-526-via-ferrata-eggstock-braunwald-gunen-glaris-suisse.html" xlink:type="simple">https://www.viaferrata.com/fr/via-ferrata-fr/via-ferrata-suisse-fr/via-ferrata-suisse-fr/60-526-via-ferrata-eggstock-braunwald-gunen-glaris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Diavolo</text:p>
          </table:table-cell>
          <table:table-cell table:style-name="ce1" office:value-type="string" calcext:value-type="string">
            <text:p>Andermatt</text:p>
          </table:table-cell>
          <table:table-cell table:style-name="ce1" office:value-type="string" calcext:value-type="string">
            <text:p>Initiation</text:p>
          </table:table-cell>
          <table:table-cell table:style-name="ce1" office:value-type="string" calcext:value-type="string">
            <text:p>Parfait pour les enfants et les débutants</text:p>
          </table:table-cell>
          <table:table-cell table:style-name="ce1" office:value-type="string" calcext:value-type="string">
            <text:p>1h30</text:p>
          </table:table-cell>
          <table:table-cell/>
          <table:table-cell table:style-name="ce2" office:value-type="string" calcext:value-type="string">
            <text:p><text:a xlink:href="https://www.viaferrata.com/fr/via-ferrata-fr/via-ferrata-suisse-fr/via-ferrata-suisse-fr/38-509-via-ferrata-diavolo-andermatt-uri-suisse.html" xlink:type="simple">https://www.viaferrata.com/fr/via-ferrata-fr/via-ferrata-suisse-fr/via-ferrata-suisse-fr/38-509-via-ferrata-diavolo-andermatt-uri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Kröntenhütte</text:p>
          </table:table-cell>
          <table:table-cell table:style-name="ce1" office:value-type="string" calcext:value-type="string">
            <text:p>Erstfeld Bodenberg</text:p>
          </table:table-cell>
          <table:table-cell table:style-name="ce1" office:value-type="string" calcext:value-type="string">
            <text:p>Très difficile</text:p>
          </table:table-cell>
          <table:table-cell table:style-name="ce1" office:value-type="string" calcext:value-type="string">
            <text:p>Tyrolienne au-dessus de la cascade Juin à fin septembre</text:p>
          </table:table-cell>
          <table:table-cell table:number-columns-repeated="2"/>
          <table:table-cell table:style-name="ce2" office:value-type="string" calcext:value-type="string">
            <text:p><text:a xlink:href="https://www.viaferrata.com/fr/via-ferrata-fr/via-ferrata-suisse-fr/via-ferrata-suisse-fr/342-531-via-ferrata-krontenhutte-erstfeld-bodenberg-uri-suisse.html" xlink:type="simple">https://www.viaferrata.com/fr/via-ferrata-fr/via-ferrata-suisse-fr/via-ferrata-suisse-fr/342-531-via-ferrata-krontenhutte-erstfeld-bodenberg-uri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Fruttstiege Fruttstägä</text:p>
          </table:table-cell>
          <table:table-cell table:style-name="ce1" office:value-type="string" calcext:value-type="string">
            <text:p>Bürglen</text:p>
          </table:table-cell>
          <table:table-cell table:style-name="ce1" office:value-type="string" calcext:value-type="string">
            <text:p>Difficile</text:p>
          </table:table-cell>
          <table:table-cell/>
          <table:table-cell table:style-name="ce1" office:value-type="string" calcext:value-type="string">
            <text:p>1h</text:p>
          </table:table-cell>
          <table:table-cell table:style-name="ce1" office:value-type="string" calcext:value-type="string">
            <text:p>46.87676821, 8.6819458</text:p>
          </table:table-cell>
          <table:table-cell table:style-name="ce2" office:value-type="string" calcext:value-type="string">
            <text:p><text:a xlink:href="https://www.viaferrata.com/fr/via-ferrata-fr/via-ferrata-suisse-fr/via-ferrata-suisse-fr/343-532-via-ferrata-fruttstaga-fruttstiege-burglen-uri-suisse.html" xlink:type="simple">https://www.viaferrata.com/fr/via-ferrata-fr/via-ferrata-suisse-fr/via-ferrata-suisse-fr/343-532-via-ferrata-fruttstaga-fruttstiege-burglen-uri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Salvatore</text:p>
          </table:table-cell>
          <table:table-cell table:style-name="ce1" office:value-type="string" calcext:value-type="string">
            <text:p>Lugano</text:p>
          </table:table-cell>
          <table:table-cell table:style-name="ce1" office:value-type="string" calcext:value-type="string">
            <text:p>Très Difficile</text:p>
          </table:table-cell>
          <table:table-cell table:style-name="ce1" office:value-type="string" calcext:value-type="string">
            <text:p>Pour les personnes expérimentées</text:p>
          </table:table-cell>
          <table:table-cell table:style-name="ce1" office:value-type="string" calcext:value-type="string">
            <text:p>1h</text:p>
          </table:table-cell>
          <table:table-cell/>
          <table:table-cell table:style-name="ce2" office:value-type="string" calcext:value-type="string">
            <text:p><text:a xlink:href="https://www.viaferrata.com/fr/via-ferrata-fr/via-ferrata-suisse-fr/via-ferrata-suisse-fr/55-520-via-ferrata-san-salvatore-paradiso-tessin-suisse.html" xlink:type="simple">https://www.viaferrata.com/fr/via-ferrata-fr/via-ferrata-suisse-fr/via-ferrata-suisse-fr/55-520-via-ferrata-san-salvatore-paradiso-tessin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Dei Tre Signori</text:p>
          </table:table-cell>
          <table:table-cell table:style-name="ce1" office:value-type="string" calcext:value-type="string">
            <text:p>Mornera</text:p>
          </table:table-cell>
          <table:table-cell table:style-name="ce1" office:value-type="string" calcext:value-type="string">
            <text:p>Difficile Très Difficile</text:p>
          </table:table-cell>
          <table:table-cell table:style-name="ce1" office:value-type="string" calcext:value-type="string">
            <text:p>Deux parcours possibles. Prendre la télécabine. Possible dormir cabane.</text:p>
          </table:table-cell>
          <table:table-cell table:style-name="ce1" office:value-type="string" calcext:value-type="string">
            <text:p>2h</text:p>
          </table:table-cell>
          <table:table-cell/>
          <table:table-cell table:style-name="ce2" office:value-type="string" calcext:value-type="string">
            <text:p><text:a xlink:href="https://www.viaferrata.com/fr/via-ferrata-fr/via-ferrata-suisse-fr/via-ferrata-suisse-fr/362-533-via-ferrata-dei-tre-signori-mornera-tessin-suisse.html" xlink:type="simple">https://www.viaferrata.com/fr/via-ferrata-fr/via-ferrata-suisse-fr/via-ferrata-suisse-fr/362-533-via-ferrata-dei-tre-signori-mornera-tessin-suisse.html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Pinut</text:p>
          </table:table-cell>
          <table:table-cell table:style-name="ce1" office:value-type="string" calcext:value-type="string">
            <text:p>Flims</text:p>
          </table:table-cell>
          <table:table-cell table:style-name="ce1" office:value-type="string" calcext:value-type="string">
            <text:p>Facile</text:p>
          </table:table-cell>
          <table:table-cell table:style-name="ce1" office:value-type="string" calcext:value-type="string">
            <text:p>La plus vieille via ferrata en Suisse (1900) Passages suspendus</text:p>
          </table:table-cell>
          <table:table-cell table:style-name="ce1" office:value-type="string" calcext:value-type="string">
            <text:p>2h30</text:p>
          </table:table-cell>
          <table:table-cell/>
          <table:table-cell table:style-name="ce2" office:value-type="string" calcext:value-type="string">
            <text:p><text:a xlink:href="https://www.sac-cas.ch/fr/cabanes-et-courses/portail-des-courses-du-cas/flimser-stein-7092/via-ferrata/via-ferrata-pinut-708/" xlink:type="simple">https://www.sac-cas.ch/fr/cabanes-et-courses/portail-des-courses-du-cas/flimser-stein-7092/via-ferrata/via-ferrata-pinut-708/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a Ferrata de la Sulzlfluh</text:p>
          </table:table-cell>
          <table:table-cell table:style-name="ce1" office:value-type="string" calcext:value-type="string">
            <text:p>Sankt Antonien</text:p>
          </table:table-cell>
          <table:table-cell table:style-name="ce1" office:value-type="string" calcext:value-type="string">
            <text:p>Très Difficile</text:p>
          </table:table-cell>
          <table:table-cell table:style-name="ce1" office:value-type="string" calcext:value-type="string">
            <text:p>Nombreux contacts avec le rocher</text:p>
          </table:table-cell>
          <table:table-cell table:style-name="ce1" office:value-type="string" calcext:value-type="string">
            <text:p>2h30</text:p>
          </table:table-cell>
          <table:table-cell/>
          <table:table-cell table:style-name="ce2" office:value-type="string" calcext:value-type="string">
            <text:p><text:a xlink:href="https://www.sac-cas.ch/fr/cabanes-et-courses/portail-des-courses-du-cas/sulzfluh-1911/via-ferrata/via-ferrata-de-la-sulzfluh-675/" xlink:type="simple">https://www.sac-cas.ch/fr/cabanes-et-courses/portail-des-courses-du-cas/sulzfluh-1911/via-ferrata/via-ferrata-de-la-sulzfluh-675/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lettersteig Flimspitz</text:p>
          </table:table-cell>
          <table:table-cell table:style-name="ce1" office:value-type="string" calcext:value-type="string">
            <text:p>Samnaun</text:p>
          </table:table-cell>
          <table:table-cell table:style-name="ce1" office:value-type="string" calcext:value-type="string">
            <text:p>Facile</text:p>
          </table:table-cell>
          <table:table-cell table:style-name="ce1" office:value-type="string" calcext:value-type="string">
            <text:p>200m de long à 2'900 m. A l'arrivée des remontées</text:p>
          </table:table-cell>
          <table:table-cell table:style-name="ce1" office:value-type="string" calcext:value-type="string">
            <text:p>0h45</text:p>
          </table:table-cell>
          <table:table-cell/>
          <table:table-cell table:style-name="ce2" office:value-type="string" calcext:value-type="string">
            <text:p><text:a xlink:href="https://www.sac-cas.ch/fr/cabanes-et-courses/portail-des-courses-du-cas/greitspitz-7435/via-ferrata/via-ferrata-du-greitspitz-677/" xlink:type="simple">https://www.sac-cas.ch/fr/cabanes-et-courses/portail-des-courses-du-cas/greitspitz-7435/via-ferrata/via-ferrata-du-greitspitz-677/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lettersteig de La Resgia</text:p>
          </table:table-cell>
          <table:table-cell table:style-name="ce1" office:value-type="string" calcext:value-type="string">
            <text:p>Pontresina</text:p>
          </table:table-cell>
          <table:table-cell table:style-name="ce1" office:value-type="string" calcext:value-type="string">
            <text:p>Difficile</text:p>
          </table:table-cell>
          <table:table-cell table:style-name="ce1" office:value-type="string" calcext:value-type="string">
            <text:p>Sportive et Aérienne</text:p>
          </table:table-cell>
          <table:table-cell table:style-name="ce1" office:value-type="string" calcext:value-type="string">
            <text:p>1h30</text:p>
          </table:table-cell>
          <table:table-cell/>
          <table:table-cell table:style-name="ce2" office:value-type="string" calcext:value-type="string">
            <text:p><text:a xlink:href="https://www.sac-cas.ch/fr/cabanes-et-courses/portail-des-courses-du-cas/la-resgia-7790/via-ferrata/via-ferrata-de-la-resgia-709/" xlink:type="simple">https://www.sac-cas.ch/fr/cabanes-et-courses/portail-des-courses-du-cas/la-resgia-7790/via-ferrata/via-ferrata-de-la-resgia-709/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lettersteig Piz Trovat</text:p>
          </table:table-cell>
          <table:table-cell table:style-name="ce1" office:value-type="string" calcext:value-type="string">
            <text:p>Col de la Bernina</text:p>
          </table:table-cell>
          <table:table-cell table:style-name="ce1" office:value-type="string" calcext:value-type="string">
            <text:p>Difficile</text:p>
          </table:table-cell>
          <table:table-cell table:style-name="ce1" office:value-type="string" calcext:value-type="string">
            <text:p>Aérienne</text:p>
          </table:table-cell>
          <table:table-cell table:style-name="ce1" office:value-type="string" calcext:value-type="string">
            <text:p>1h45</text:p>
          </table:table-cell>
          <table:table-cell/>
          <table:table-cell table:style-name="ce2" office:value-type="string" calcext:value-type="string">
            <text:p><text:a xlink:href="https://www.sac-cas.ch/fr/cabanes-et-courses/portail-des-courses-du-cas/piz-trovat-2035/via-ferrata/via-ferrata-du-piz-trovat-678/" xlink:type="simple">https://www.sac-cas.ch/fr/cabanes-et-courses/portail-des-courses-du-cas/piz-trovat-2035/via-ferrata/via-ferrata-du-piz-trovat-678/</text:a></text:p>
          </table:table-cell>
          <table:table-cell table:number-columns-repeated="101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rrata" style:display-name="PageStyle_ferr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8" meta:object-count="0"/>
    <meta:generator>LibreOfficeDev/6.0.5.2$Linux_X86_64 LibreOffice_project/</meta:generator>
  </office:meta>
</office:document-meta>
</file>